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15cm" fo:min-width="2.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5cm" fo:min-width="0cm"/>
    </style:style>
    <style:style style:name="gr4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2.454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штрих-" draw:fill="none" draw:textarea-vertical-align="middle"/>
    </style:style>
    <style:style style:name="gr9" style:family="graphic" style:parent-style-name="objectwithoutfill">
      <style:graphic-properties draw:marker-start="Small_20_Arrow" draw:marker-end="Small_20_Arrow" draw:fill="none" draw:textarea-vertical-align="middle"/>
    </style:style>
    <style:style style:name="gr10" style:family="graphic" style:parent-style-name="objectwithoutfill">
      <style:graphic-properties draw:marker-end="Small_20_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style:font-name="Bitstream Charter" fo:font-size="10pt" style:font-size-asian="10pt" style:font-size-complex="10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style:font-size-asian="10pt" style:font-size-complex="10pt"/>
    </style:style>
    <style:style style:name="T2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4cm" svg:height="0.4cm" svg:x="1.3cm" svg:y="5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cm" svg:y1="5.5cm" svg:x2="4.7cm" svg:y2="5.5cm">
          <text:p/>
        </draw:line>
        <draw:line draw:style-name="gr2" draw:text-style-name="P2" draw:layer="layout" svg:x1="3cm" svg:y1="5.5cm" svg:x2="3cm" svg:y2="1.4cm">
          <text:p/>
        </draw:line>
        <draw:custom-shape draw:style-name="gr3" draw:text-style-name="P3" draw:layer="layout" svg:width="0.3cm" svg:height="0.4cm" svg:x="2.65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4cm" svg:x="3.05cm" svg:y="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65cm" svg:y1="5cm" svg:x2="2.95cm" svg:y2="5cm">
          <text:p/>
        </draw:line>
        <draw:line draw:style-name="gr4" draw:text-style-name="P2" draw:layer="layout" svg:x1="2.95cm" svg:y1="5.4cm" svg:x2="2.95cm" svg:y2="5cm">
          <text:p/>
        </draw:line>
        <draw:line draw:style-name="gr4" draw:text-style-name="P2" draw:layer="layout" svg:x1="3.05cm" svg:y1="5cm" svg:x2="3.35cm" svg:y2="5cm">
          <text:p/>
        </draw:line>
        <draw:line draw:style-name="gr4" draw:text-style-name="P2" draw:layer="layout" svg:x1="2.65cm" svg:y1="5.4cm" svg:x2="2.95cm" svg:y2="5.4cm">
          <text:p/>
        </draw:line>
        <draw:line draw:style-name="gr4" draw:text-style-name="P2" draw:layer="layout" svg:x1="3.35cm" svg:y1="5.4cm" svg:x2="3.05cm" svg:y2="5.4cm">
          <text:p/>
        </draw:line>
        <draw:line draw:style-name="gr4" draw:text-style-name="P2" draw:layer="layout" svg:x1="3.05cm" svg:y1="5cm" svg:x2="3.05cm" svg:y2="5.4cm">
          <text:p/>
        </draw:line>
        <draw:custom-shape draw:style-name="gr3" draw:text-style-name="P3" draw:layer="layout" svg:width="0.3cm" svg:height="0.4cm" svg:x="2.65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cm" svg:height="0.4cm" svg:x="3.05cm" svg:y="1.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65cm" svg:y1="1.6cm" svg:x2="2.95cm" svg:y2="1.6cm">
          <text:p/>
        </draw:line>
        <draw:line draw:style-name="gr4" draw:text-style-name="P2" draw:layer="layout" svg:x1="2.95cm" svg:y1="2cm" svg:x2="2.95cm" svg:y2="1.6cm">
          <text:p/>
        </draw:line>
        <draw:line draw:style-name="gr4" draw:text-style-name="P2" draw:layer="layout" svg:x1="3.05cm" svg:y1="1.6cm" svg:x2="3.35cm" svg:y2="1.6cm">
          <text:p/>
        </draw:line>
        <draw:line draw:style-name="gr4" draw:text-style-name="P2" draw:layer="layout" svg:x1="2.65cm" svg:y1="2cm" svg:x2="2.95cm" svg:y2="2cm">
          <text:p/>
        </draw:line>
        <draw:line draw:style-name="gr4" draw:text-style-name="P2" draw:layer="layout" svg:x1="3.35cm" svg:y1="2cm" svg:x2="3.05cm" svg:y2="2cm">
          <text:p/>
        </draw:line>
        <draw:line draw:style-name="gr4" draw:text-style-name="P2" draw:layer="layout" svg:x1="3.05cm" svg:y1="1.6cm" svg:x2="3.05cm" svg:y2="2cm">
          <text:p/>
        </draw:line>
        <draw:custom-shape draw:style-name="gr5" draw:text-style-name="P4" draw:layer="layout" svg:width="0.15cm" svg:height="2.732cm" draw:transform="rotate (-0.59707713710726) translate (3.676cm 2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3cm" svg:height="0.3cm" svg:x="2.85cm" svg:y="3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cm" svg:height="0.1cm" svg:x="2.9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2.263cm" svg:y1="4.449cm" svg:x2="1.561cm" svg:y2="3.963cm">
          <text:p/>
        </draw:line>
        <draw:line draw:style-name="gr8" draw:text-style-name="P2" draw:layer="layout" svg:x1="3.638cm" svg:y1="3.638cm" svg:x2="2.353cm" svg:y2="2.748cm">
          <text:p/>
        </draw:line>
        <draw:line draw:style-name="gr8" draw:text-style-name="P2" draw:layer="layout" svg:x1="4.373cm" svg:y1="2.57cm" svg:x2="3.685cm" svg:y2="2.093cm">
          <text:p/>
        </draw:line>
        <draw:path draw:style-name="gr9" draw:text-style-name="P2" draw:layer="layout" svg:width="0.507cm" svg:height="0.209cm" draw:transform="rotate (-3.14159265358979) translate (3.012cm 4.315cm)" svg:viewBox="0 0 508 210" svg:d="M0 0c284 0 508 210 508 210">
          <text:p/>
        </draw:path>
        <draw:path draw:style-name="gr10" draw:text-style-name="P2" draw:layer="layout" svg:width="0.348cm" svg:height="0.425cm" draw:transform="rotate (-1.03532931228304) translate (3.0963800844713cm 4.3988265099806cm)" svg:viewBox="0 0 349 426" svg:d="M0 286c131 299 333 25 333 25 103-279-329-416-219-216">
          <text:p/>
        </draw:path>
        <draw:line draw:style-name="gr9" draw:text-style-name="P2" draw:layer="layout" svg:x1="1.663cm" svg:y1="4.026cm" svg:x2="2.487cm" svg:y2="2.857cm">
          <text:p/>
        </draw:line>
        <draw:line draw:style-name="gr9" draw:text-style-name="P2" draw:layer="layout" svg:x1="3.512cm" svg:y1="3.554cm" svg:x2="4.251cm" svg:y2="2.489cm">
          <text:p/>
        </draw:line>
        <draw:frame draw:style-name="gr11" draw:text-style-name="P7" draw:layer="layout" svg:width="0.735cm" svg:height="0.675cm" svg:x="2.414cm" svg:y="3.642cm">
          <draw:text-box>
            <text:p><text:span text:style-name="T1">φ</text:span></text:p>
          </draw:text-box>
        </draw:frame>
        <draw:frame draw:style-name="gr11" draw:text-style-name="P9" draw:layer="layout" svg:width="0.714cm" svg:height="0.683cm" svg:x="1.649cm" svg:y="4.138cm">
          <draw:text-box>
            <text:p text:style-name="P8"><text:span text:style-name="T2">A</text:span></text:p>
          </draw:text-box>
        </draw:frame>
        <draw:frame draw:style-name="gr11" draw:text-style-name="P9" draw:layer="layout" svg:width="0.752cm" svg:height="0.683cm" svg:x="2.347cm" svg:y="2.834cm">
          <draw:text-box>
            <text:p text:style-name="P8"><text:span text:style-name="T2">O</text:span></text:p>
          </draw:text-box>
        </draw:frame>
        <draw:frame draw:style-name="gr11" draw:text-style-name="P9" draw:layer="layout" svg:width="0.709cm" svg:height="0.683cm" svg:x="3.423cm" svg:y="1.572cm">
          <draw:text-box>
            <text:p text:style-name="P8"><text:span text:style-name="T2">B</text:span></text:p>
          </draw:text-box>
        </draw:frame>
        <draw:frame draw:style-name="gr11" draw:text-style-name="P9" draw:layer="layout" svg:width="0.688cm" svg:height="0.683cm" draw:transform="rotate (0.885056463686325) translate (1.465cm 3.372cm)">
          <draw:text-box>
            <text:p text:style-name="P8"><text:span text:style-name="T2">a</text:span></text:p>
          </draw:text-box>
        </draw:frame>
        <draw:frame draw:style-name="gr11" draw:text-style-name="P9" draw:layer="layout" svg:width="0.68cm" svg:height="0.683cm" draw:transform="rotate (0.885056463686324) translate (3.242cm 2.962cm)">
          <draw:text-box>
            <text:p text:style-name="P8"><text:span text:style-name="T2">b</text:span></text:p>
          </draw:text-box>
        </draw:frame>
        <draw:frame draw:style-name="gr11" draw:text-style-name="P9" draw:layer="layout" svg:width="0.798cm" svg:height="0.683cm" svg:x="2.254cm" svg:y="4.322cm">
          <draw:text-box>
            <text:p text:style-name="P8"><text:span text:style-name="T2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5:04:26.453515174</meta:creation-date>
    <dc:date>2017-06-14T15:24:52.620379416</dc:date>
    <meta:editing-duration>PT20M24S</meta:editing-duration>
    <meta:editing-cycles>6</meta:editing-cycles>
    <meta:generator>LibreOffice/5.1.6.2$Linux_X86_64 LibreOffice_project/10m0$Build-2</meta:generator>
    <meta:document-statistic meta:object-count="36"/>
  </office:meta>
</office:document-meta>
</file>